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>
  <office:body>
    <office:text>
      <text:p text:style-name="Standard">This is a new ODT document created by Rust CLI too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>
  <office:styles>
    <style:default-style style:family="paragraph">
      <style:paragraph-properties fo:hyphenation-ladder-count="no-limit"/>
      <style:text-properties fo:language="en" fo:country="US"/>
    </style:default-style>
    <style:style style:name="Standard" style:family="paragraph" style:class="text"/>
  </office: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Rust CLI ODT Creator</meta:generator>
    <meta:creation-date>2025-06-13T00:00:00</meta:creation-date>
  </office:meta>
</office:document-meta>
</file>